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Model.ge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addSetProperty( XmlModelWriter xw , Element element , String propertyName ,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setMessageKey( String messag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ExceptionModel( 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getHandl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writeToElement( XmlModelWriter xw , Element 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xceptionModel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setHandlerClass( String hand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getMessag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setHandlerMethod( String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Model.ExceptionModel( String type , String path , String handlerMethod , String message , String messageKey , 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Model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